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98in"/>
    </style:style>
    <style:style style:name="co2" style:family="table-column">
      <style:table-column-properties fo:break-before="auto" style:column-width="0.8602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1.0445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902in"/>
    </style:style>
    <style:style style:name="co8" style:family="table-column">
      <style:table-column-properties fo:break-before="auto" style:column-width="0.8772in"/>
    </style:style>
    <style:style style:name="co9" style:family="table-column">
      <style:table-column-properties fo:break-before="auto" style:column-width="0.4839in"/>
    </style:style>
    <style:style style:name="co10" style:family="table-column">
      <style:table-column-properties fo:break-before="auto" style:column-width="0.8555in"/>
    </style:style>
    <style:style style:name="co11" style:family="table-column">
      <style:table-column-properties fo:break-before="auto" style:column-width="0.4508in"/>
    </style:style>
    <style:style style:name="co12" style:family="table-column">
      <style:table-column-properties fo:break-before="auto" style:column-width="1.098in"/>
    </style:style>
    <style:style style:name="co13" style:family="table-column">
      <style:table-column-properties fo:break-before="auto" style:column-width="2.155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256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24">
      <style:table-cell-properties fo:border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25">
      <style:table-cell-properties fo:border="0.06pt solid #000000"/>
    </style:style>
    <style:style style:name="ce13" style:family="table-cell" style:parent-style-name="Default" style:data-style-name="N125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4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10">
      <style:table-cell-properties fo:border="0.06pt solid #000000"/>
    </style:style>
    <style:style style:name="ce22" style:family="table-cell" style:parent-style-name="Default" style:data-style-name="N124">
      <style:text-properties fo:font-weight="bold" style:font-weight-asian="bold" style:font-weight-complex="bold"/>
    </style:style>
    <style:style style:name="ce23" style:family="table-cell" style:parent-style-name="Default" style:data-style-name="N124"/>
    <style:style style:name="ce25" style:family="table-cell" style:parent-style-name="Default" style:data-style-name="N124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rice_qua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Árajánlat</text:p>
          </table:table-cell>
          <table:table-cell table:style-name="ce1"/>
          <table:table-cell table:style-name="ce8"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Kedves Márk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Mellékelem az árajánlatomat a svájci Pipegame informatikai részének a fejlesztésére.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Üdvözlettel: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Szalontai István (KISADÓZÓ egyéni vállalkozó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Veresegyház, 2021.10.22.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3">
          <table:table-cell table:style-name="ce2" office:value-type="string" calcext:value-type="string">
            <text:p>Tételek</text:p>
          </table:table-cell>
          <table:table-cell table:style-name="ce2" office:value-type="string" calcext:value-type="string">
            <text:p>Nettó óradíj</text:p>
          </table:table-cell>
          <table:table-cell table:style-name="ce2" office:value-type="string" calcext:value-type="string">
            <text:p>Munkaóra</text:p>
          </table:table-cell>
          <table:table-cell table:style-name="ce2" office:value-type="string" calcext:value-type="string">
            <text:p>Nettó munkadíj</text:p>
          </table:table-cell>
          <table:table-cell table:style-name="ce2" office:value-type="string" calcext:value-type="string">
            <text:p>ÁFA</text:p>
          </table:table-cell>
          <table:table-cell table:style-name="ce2" office:value-type="string" calcext:value-type="string">
            <text:p>ÁFA tartalom</text:p>
          </table:table-cell>
          <table:table-cell table:style-name="ce2" office:value-type="string" calcext:value-type="string">
            <text:p>Bruttó munkadíj</text:p>
          </table:table-cell>
          <table:table-cell table:style-name="ce2" office:value-type="string" calcext:value-type="string">
            <text:p>Nettó egységár</text:p>
          </table:table-cell>
          <table:table-cell table:style-name="ce2" office:value-type="string" calcext:value-type="string">
            <text:p>Darab</text:p>
          </table:table-cell>
          <table:table-cell table:style-name="ce2" office:value-type="string" calcext:value-type="string">
            <text:p>Nettó anyagdíj</text:p>
          </table:table-cell>
          <table:table-cell table:style-name="ce2" office:value-type="string" calcext:value-type="string">
            <text:p>ÁFA</text:p>
          </table:table-cell>
          <table:table-cell table:style-name="ce2" office:value-type="string" calcext:value-type="string">
            <text:p>ÁFA tartalom</text:p>
          </table:table-cell>
          <table:table-cell table:style-name="ce2" office:value-type="string" calcext:value-type="string">
            <text:p>Bruttó anyag</text:p>
          </table:table-cell>
          <table:table-cell table:style-name="ce2" office:value-type="string" calcext:value-type="string">
            <text:p>Bruttó összesen</text:p>
          </table:table-cell>
          <table:table-cell table:style-name="ce2" office:value-type="string" calcext:value-type="string">
            <text:p>Leírás</text:p>
          </table:table-cell>
        </table:table-row>
        <table:table-row table:style-name="ro4">
          <table:table-cell table:style-name="ce4" office:value-type="string" calcext:value-type="string">
            <text:p>Alkalmazás fejlesztése</text:p>
          </table:table-cell>
          <table:table-cell table:style-name="ce14" office:value-type="currency" office:currency="HUF" office:value="12000" calcext:value-type="currency">
            <text:p>12,000 HUF</text:p>
          </table:table-cell>
          <table:table-cell table:style-name="ce12" office:value-type="float" office:value="2" calcext:value-type="float">
            <text:p>2 óra</text:p>
          </table:table-cell>
          <table:table-cell table:style-name="ce14" table:formula="of:=[.C14]*[.B14]" office:value-type="currency" office:currency="HUF" office:value="24000" calcext:value-type="currency">
            <text:p>24,000 HUF</text:p>
          </table:table-cell>
          <table:table-cell table:style-name="ce40" office:value-type="percentage" office:value="0.27" calcext:value-type="percentage">
            <text:p>27%</text:p>
          </table:table-cell>
          <table:table-cell table:style-name="ce14" table:formula="of:=[.D14]*[.E14]" office:value-type="currency" office:currency="HUF" office:value="6480" calcext:value-type="currency">
            <text:p>6,480 HUF</text:p>
          </table:table-cell>
          <table:table-cell table:style-name="ce16" table:formula="of:=[.D14]+[.F14]" office:value-type="currency" office:currency="HUF" office:value="30480" calcext:value-type="currency">
            <text:p>30,480 HUF</text:p>
          </table:table-cell>
          <table:table-cell table:style-name="ce4" table:number-columns-repeated="2"/>
          <table:table-cell table:style-name="ce14"/>
          <table:table-cell table:style-name="ce40"/>
          <table:table-cell table:style-name="ce4" table:number-columns-repeated="2"/>
          <table:table-cell table:style-name="ce16" table:formula="of:=[.G14]+[.M14]" office:value-type="currency" office:currency="HUF" office:value="30480" calcext:value-type="currency">
            <text:p>30,480 HUF</text:p>
          </table:table-cell>
          <table:table-cell table:style-name="ce29"/>
        </table:table-row>
        <table:table-row table:style-name="ro2">
          <table:table-cell table:style-name="ce4" office:value-type="string" calcext:value-type="string">
            <text:p>RaspiOS telepítése, konfigurálása</text:p>
          </table:table-cell>
          <table:table-cell table:style-name="ce14" office:value-type="currency" office:currency="HUF" office:value="12000" calcext:value-type="currency">
            <text:p>12,000 HUF</text:p>
          </table:table-cell>
          <table:table-cell table:style-name="ce12" office:value-type="float" office:value="2" calcext:value-type="float">
            <text:p>2 óra</text:p>
          </table:table-cell>
          <table:table-cell table:style-name="ce14" table:formula="of:=[.C15]*[.B15]" office:value-type="currency" office:currency="HUF" office:value="24000" calcext:value-type="currency">
            <text:p>24,000 HUF</text:p>
          </table:table-cell>
          <table:table-cell table:style-name="ce40" table:formula="of:=[.E14]" office:value-type="percentage" office:value="0.27" calcext:value-type="percentage">
            <text:p>27%</text:p>
          </table:table-cell>
          <table:table-cell table:style-name="ce14" table:formula="of:=[.D15]*[.E15]" office:value-type="currency" office:currency="HUF" office:value="6480" calcext:value-type="currency">
            <text:p>6,480 HUF</text:p>
          </table:table-cell>
          <table:table-cell table:style-name="ce16" table:formula="of:=[.D15]+[.F15]" office:value-type="currency" office:currency="HUF" office:value="30480" calcext:value-type="currency">
            <text:p>30,480 HUF</text:p>
          </table:table-cell>
          <table:table-cell table:style-name="ce14"/>
          <table:table-cell table:style-name="ce4"/>
          <table:table-cell table:style-name="ce14"/>
          <table:table-cell table:style-name="ce40"/>
          <table:table-cell table:style-name="ce4" table:number-columns-repeated="2"/>
          <table:table-cell table:style-name="ce16" table:formula="of:=[.G15]+[.M15]" office:value-type="currency" office:currency="HUF" office:value="30480" calcext:value-type="currency">
            <text:p>30,480 HUF</text:p>
          </table:table-cell>
          <table:table-cell table:style-name="ce29"/>
        </table:table-row>
        <table:table-row table:style-name="ro2">
          <table:table-cell table:style-name="ce4" office:value-type="string" calcext:value-type="string">
            <text:p>Hardware elemek összerakása</text:p>
          </table:table-cell>
          <table:table-cell table:style-name="ce14" office:value-type="currency" office:currency="HUF" office:value="12000" calcext:value-type="currency">
            <text:p>12,000 HUF</text:p>
          </table:table-cell>
          <table:table-cell table:style-name="ce12" office:value-type="float" office:value="2" calcext:value-type="float">
            <text:p>2 óra</text:p>
          </table:table-cell>
          <table:table-cell table:style-name="ce14" table:formula="of:=[.C16]*[.B16]" office:value-type="currency" office:currency="HUF" office:value="24000" calcext:value-type="currency">
            <text:p>24,000 HUF</text:p>
          </table:table-cell>
          <table:table-cell table:style-name="ce40" table:formula="of:=[.E15]" office:value-type="percentage" office:value="0.27" calcext:value-type="percentage">
            <text:p>27%</text:p>
          </table:table-cell>
          <table:table-cell table:style-name="ce14" table:formula="of:=[.D16]*[.E16]" office:value-type="currency" office:currency="HUF" office:value="6480" calcext:value-type="currency">
            <text:p>6,480 HUF</text:p>
          </table:table-cell>
          <table:table-cell table:style-name="ce16" table:formula="of:=[.D16]+[.F16]" office:value-type="currency" office:currency="HUF" office:value="30480" calcext:value-type="currency">
            <text:p>30,480 HUF</text:p>
          </table:table-cell>
          <table:table-cell table:style-name="ce14"/>
          <table:table-cell table:style-name="ce4"/>
          <table:table-cell table:style-name="ce14"/>
          <table:table-cell table:style-name="ce40"/>
          <table:table-cell table:style-name="ce4" table:number-columns-repeated="2"/>
          <table:table-cell table:style-name="ce16" table:formula="of:=[.G16]+[.M16]" office:value-type="currency" office:currency="HUF" office:value="30480" calcext:value-type="currency">
            <text:p>30,480 HUF</text:p>
          </table:table-cell>
          <table:table-cell table:style-name="ce29"/>
        </table:table-row>
        <table:table-row table:style-name="ro2">
          <table:table-cell table:style-name="ce4" office:value-type="string" calcext:value-type="string">
            <text:p>QA tesztelés</text:p>
          </table:table-cell>
          <table:table-cell table:style-name="ce14" office:value-type="currency" office:currency="HUF" office:value="12000" calcext:value-type="currency">
            <text:p>12,000 HUF</text:p>
          </table:table-cell>
          <table:table-cell table:style-name="ce12" office:value-type="float" office:value="2" calcext:value-type="float">
            <text:p>2 óra</text:p>
          </table:table-cell>
          <table:table-cell table:style-name="ce14" table:formula="of:=[.C17]*[.B17]" office:value-type="currency" office:currency="HUF" office:value="24000" calcext:value-type="currency">
            <text:p>24,000 HUF</text:p>
          </table:table-cell>
          <table:table-cell table:style-name="ce40" table:formula="of:=[.E16]" office:value-type="percentage" office:value="0.27" calcext:value-type="percentage">
            <text:p>27%</text:p>
          </table:table-cell>
          <table:table-cell table:style-name="ce14" table:formula="of:=[.D17]*[.E17]" office:value-type="currency" office:currency="HUF" office:value="6480" calcext:value-type="currency">
            <text:p>6,480 HUF</text:p>
          </table:table-cell>
          <table:table-cell table:style-name="ce16" table:formula="of:=[.D17]+[.F17]" office:value-type="currency" office:currency="HUF" office:value="30480" calcext:value-type="currency">
            <text:p>30,480 HUF</text:p>
          </table:table-cell>
          <table:table-cell table:style-name="ce14"/>
          <table:table-cell table:style-name="ce4"/>
          <table:table-cell table:style-name="ce14"/>
          <table:table-cell table:style-name="ce40"/>
          <table:table-cell table:style-name="ce4" table:number-columns-repeated="2"/>
          <table:table-cell table:style-name="ce16" table:formula="of:=[.G17]+[.M17]" office:value-type="currency" office:currency="HUF" office:value="30480" calcext:value-type="currency">
            <text:p>30,480 HUF</text:p>
          </table:table-cell>
          <table:table-cell table:style-name="ce29"/>
        </table:table-row>
        <table:table-row table:style-name="ro2">
          <table:table-cell table:style-name="ce4" office:value-type="string" calcext:value-type="string">
            <text:p>RaspberryPi 4 alapgép</text:p>
          </table:table-cell>
          <table:table-cell table:style-name="ce4"/>
          <table:table-cell table:style-name="ce12"/>
          <table:table-cell table:style-name="ce4"/>
          <table:table-cell table:style-name="ce40"/>
          <table:table-cell table:style-name="ce4"/>
          <table:table-cell table:style-name="ce9"/>
          <table:table-cell table:style-name="ce14" office:value-type="currency" office:currency="HUF" office:value="19677" calcext:value-type="currency">
            <text:p>19,677 HUF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H18]*[.I18]" office:value-type="currency" office:currency="HUF" office:value="19677" calcext:value-type="currency">
            <text:p>19,677 HUF</text:p>
          </table:table-cell>
          <table:table-cell table:style-name="ce40" office:value-type="percentage" office:value="0.27" calcext:value-type="percentage">
            <text:p>27%</text:p>
          </table:table-cell>
          <table:table-cell table:style-name="ce14" table:formula="of:=[.K18]*[.J18]" office:value-type="currency" office:currency="HUF" office:value="5312.79" calcext:value-type="currency">
            <text:p>5,313 HUF</text:p>
          </table:table-cell>
          <table:table-cell table:style-name="ce14" table:formula="of:=[.J18]+[.L18]" office:value-type="currency" office:currency="HUF" office:value="24989.79" calcext:value-type="currency">
            <text:p>24,990 HUF</text:p>
          </table:table-cell>
          <table:table-cell table:style-name="ce16" table:formula="of:=[.G18]+[.M18]" office:value-type="currency" office:currency="HUF" office:value="24989.79" calcext:value-type="currency">
            <text:p>24,990 HUF</text:p>
          </table:table-cell>
          <table:table-cell table:style-name="ce29" office:value-type="string" calcext:value-type="string">
            <text:p><text:a xlink:href="https://malnapc.hu/raspberry-pi-4-model-b-4gb" xlink:type="simple">https://malnapc.hu/raspberry-pi-4-model-b-4gb</text:a></text:p>
          </table:table-cell>
        </table:table-row>
        <table:table-row table:style-name="ro2">
          <table:table-cell table:style-name="ce4" office:value-type="string" calcext:value-type="string">
            <text:p>RaspberryPi tok</text:p>
          </table:table-cell>
          <table:table-cell table:style-name="ce4"/>
          <table:table-cell table:style-name="ce12"/>
          <table:table-cell table:style-name="ce4"/>
          <table:table-cell table:style-name="ce40"/>
          <table:table-cell table:style-name="ce4"/>
          <table:table-cell table:style-name="ce9"/>
          <table:table-cell table:style-name="ce14" office:value-type="currency" office:currency="HUF" office:value="2354" calcext:value-type="currency">
            <text:p>2,354 HUF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H19]*[.I19]" office:value-type="currency" office:currency="HUF" office:value="2354" calcext:value-type="currency">
            <text:p>2,354 HUF</text:p>
          </table:table-cell>
          <table:table-cell table:style-name="ce40" table:formula="of:=[.K18]" office:value-type="percentage" office:value="0.27" calcext:value-type="percentage">
            <text:p>27%</text:p>
          </table:table-cell>
          <table:table-cell table:style-name="ce14" table:formula="of:=[.K19]*[.J19]" office:value-type="currency" office:currency="HUF" office:value="635.58" calcext:value-type="currency">
            <text:p>636 HUF</text:p>
          </table:table-cell>
          <table:table-cell table:style-name="ce14" table:formula="of:=[.J19]+[.L19]" office:value-type="currency" office:currency="HUF" office:value="2989.58" calcext:value-type="currency">
            <text:p>2,990 HUF</text:p>
          </table:table-cell>
          <table:table-cell table:style-name="ce16" table:formula="of:=[.G19]+[.M19]" office:value-type="currency" office:currency="HUF" office:value="2989.58" calcext:value-type="currency">
            <text:p>2,990 HUF</text:p>
          </table:table-cell>
          <table:table-cell table:style-name="ce29" office:value-type="string" calcext:value-type="string">
            <text:p><text:a xlink:href="https://malnapc.hu/raspberry-pi-4-case-rw" xlink:type="simple">https://malnapc.hu/raspberry-pi-4-case-rw</text:a></text:p>
          </table:table-cell>
        </table:table-row>
        <table:table-row table:style-name="ro2">
          <table:table-cell table:style-name="ce4" office:value-type="string" calcext:value-type="string">
            <text:p>RaspberryPi hálózati adapter</text:p>
          </table:table-cell>
          <table:table-cell table:style-name="ce4"/>
          <table:table-cell table:style-name="ce12"/>
          <table:table-cell table:style-name="ce4"/>
          <table:table-cell table:style-name="ce40"/>
          <table:table-cell table:style-name="ce4"/>
          <table:table-cell table:style-name="ce9"/>
          <table:table-cell table:style-name="ce14" office:value-type="currency" office:currency="HUF" office:value="3142" calcext:value-type="currency">
            <text:p>3,142 HUF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H20]*[.I20]" office:value-type="currency" office:currency="HUF" office:value="3142" calcext:value-type="currency">
            <text:p>3,142 HUF</text:p>
          </table:table-cell>
          <table:table-cell table:style-name="ce40" table:formula="of:=[.K19]" office:value-type="percentage" office:value="0.27" calcext:value-type="percentage">
            <text:p>27%</text:p>
          </table:table-cell>
          <table:table-cell table:style-name="ce14" table:formula="of:=[.K20]*[.J20]" office:value-type="currency" office:currency="HUF" office:value="848.34" calcext:value-type="currency">
            <text:p>848 HUF</text:p>
          </table:table-cell>
          <table:table-cell table:style-name="ce14" table:formula="of:=[.J20]+[.L20]" office:value-type="currency" office:currency="HUF" office:value="3990.34" calcext:value-type="currency">
            <text:p>3,990 HUF</text:p>
          </table:table-cell>
          <table:table-cell table:style-name="ce16" table:formula="of:=[.G20]+[.M20]" office:value-type="currency" office:currency="HUF" office:value="3990.34" calcext:value-type="currency">
            <text:p>3,990 HUF</text:p>
          </table:table-cell>
          <table:table-cell table:style-name="ce29" office:value-type="string" calcext:value-type="string">
            <text:p><text:a xlink:href="https://malnapc.hu/55028" xlink:type="simple">https://malnapc.hu/55028</text:a></text:p>
          </table:table-cell>
        </table:table-row>
        <table:table-row table:style-name="ro2">
          <table:table-cell table:style-name="ce4" office:value-type="string" calcext:value-type="string">
            <text:p>HDMI kábel</text:p>
          </table:table-cell>
          <table:table-cell table:style-name="ce4"/>
          <table:table-cell table:style-name="ce12"/>
          <table:table-cell table:style-name="ce4"/>
          <table:table-cell table:style-name="ce40"/>
          <table:table-cell table:style-name="ce4"/>
          <table:table-cell table:style-name="ce9"/>
          <table:table-cell table:style-name="ce14" office:value-type="currency" office:currency="HUF" office:value="1567" calcext:value-type="currency">
            <text:p>1,567 HUF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H21]*[.I21]" office:value-type="currency" office:currency="HUF" office:value="1567" calcext:value-type="currency">
            <text:p>1,567 HUF</text:p>
          </table:table-cell>
          <table:table-cell table:style-name="ce40" table:formula="of:=[.K20]" office:value-type="percentage" office:value="0.27" calcext:value-type="percentage">
            <text:p>27%</text:p>
          </table:table-cell>
          <table:table-cell table:style-name="ce14" table:formula="of:=[.K21]*[.J21]" office:value-type="currency" office:currency="HUF" office:value="423.09" calcext:value-type="currency">
            <text:p>423 HUF</text:p>
          </table:table-cell>
          <table:table-cell table:style-name="ce14" table:formula="of:=[.J21]+[.L21]" office:value-type="currency" office:currency="HUF" office:value="1990.09" calcext:value-type="currency">
            <text:p>1,990 HUF</text:p>
          </table:table-cell>
          <table:table-cell table:style-name="ce16" table:formula="of:=[.G21]+[.M21]" office:value-type="currency" office:currency="HUF" office:value="1990.09" calcext:value-type="currency">
            <text:p>1,990 HUF</text:p>
          </table:table-cell>
          <table:table-cell table:style-name="ce29" office:value-type="string" calcext:value-type="string">
            <text:p><text:a xlink:href="https://malnapc.hu/kabel-hdmi-hdmi-micro-15m-es-1710" xlink:type="simple">https://malnapc.hu/kabel-hdmi-hdmi-micro-15m-es-1710</text:a></text:p>
          </table:table-cell>
        </table:table-row>
        <table:table-row table:style-name="ro2">
          <table:table-cell table:style-name="ce4" office:value-type="string" calcext:value-type="string">
            <text:p>Hangszóró Logitech Z150</text:p>
          </table:table-cell>
          <table:table-cell table:style-name="ce4"/>
          <table:table-cell table:style-name="ce12"/>
          <table:table-cell table:style-name="ce4"/>
          <table:table-cell table:style-name="ce40"/>
          <table:table-cell table:style-name="ce4"/>
          <table:table-cell table:style-name="ce9"/>
          <table:table-cell table:style-name="ce14" office:value-type="currency" office:currency="HUF" office:value="7236" calcext:value-type="currency">
            <text:p>7,236 HUF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H22]*[.I22]" office:value-type="currency" office:currency="HUF" office:value="7236" calcext:value-type="currency">
            <text:p>7,236 HUF</text:p>
          </table:table-cell>
          <table:table-cell table:style-name="ce40" table:formula="of:=[.K21]" office:value-type="percentage" office:value="0.27" calcext:value-type="percentage">
            <text:p>27%</text:p>
          </table:table-cell>
          <table:table-cell table:style-name="ce14" table:formula="of:=[.K22]*[.J22]" office:value-type="currency" office:currency="HUF" office:value="1953.72" calcext:value-type="currency">
            <text:p>1,954 HUF</text:p>
          </table:table-cell>
          <table:table-cell table:style-name="ce14" table:formula="of:=[.J22]+[.L22]" office:value-type="currency" office:currency="HUF" office:value="9189.72" calcext:value-type="currency">
            <text:p>9,190 HUF</text:p>
          </table:table-cell>
          <table:table-cell table:style-name="ce16" table:formula="of:=[.G22]+[.M22]" office:value-type="currency" office:currency="HUF" office:value="9189.72" calcext:value-type="currency">
            <text:p>9,190 HUF</text:p>
          </table:table-cell>
          <table:table-cell table:style-name="ce29" office:value-type="string" calcext:value-type="string">
            <text:p><text:a xlink:href="https://firstshop.hu/logitech-z150-black-p61181" xlink:type="simple">https://firstshop.hu/logitech-z150-black-p61181</text:a></text:p>
          </table:table-cell>
        </table:table-row>
        <table:table-row table:style-name="ro2">
          <table:table-cell table:style-name="ce4" office:value-type="string" calcext:value-type="string">
            <text:p>microSD kártya 16 GB</text:p>
          </table:table-cell>
          <table:table-cell table:style-name="ce4"/>
          <table:table-cell table:style-name="ce12"/>
          <table:table-cell table:style-name="ce4"/>
          <table:table-cell table:style-name="ce40"/>
          <table:table-cell table:style-name="ce4"/>
          <table:table-cell table:style-name="ce9"/>
          <table:table-cell table:style-name="ce14" office:value-type="currency" office:currency="HUF" office:value="1173" calcext:value-type="currency">
            <text:p>1,173 HUF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H23]*[.I23]" office:value-type="currency" office:currency="HUF" office:value="1173" calcext:value-type="currency">
            <text:p>1,173 HUF</text:p>
          </table:table-cell>
          <table:table-cell table:style-name="ce40" table:formula="of:=[.K22]" office:value-type="percentage" office:value="0.27" calcext:value-type="percentage">
            <text:p>27%</text:p>
          </table:table-cell>
          <table:table-cell table:style-name="ce14" table:formula="of:=[.K23]*[.J23]" office:value-type="currency" office:currency="HUF" office:value="316.71" calcext:value-type="currency">
            <text:p>317 HUF</text:p>
          </table:table-cell>
          <table:table-cell table:style-name="ce14" table:formula="of:=[.J23]+[.L23]" office:value-type="currency" office:currency="HUF" office:value="1489.71" calcext:value-type="currency">
            <text:p>1,490 HUF</text:p>
          </table:table-cell>
          <table:table-cell table:style-name="ce16" table:formula="of:=[.G23]+[.M23]" office:value-type="currency" office:currency="HUF" office:value="1489.71" calcext:value-type="currency">
            <text:p>1,490 HUF</text:p>
          </table:table-cell>
          <table:table-cell table:style-name="ce29" office:value-type="string" calcext:value-type="string">
            <text:p><text:a xlink:href="https://www.dvdolcson.eu/memoriakartya/micro-sdhcmicro-sdxc/16-gb-micro-sdhc/maxell-micro-sdhc-adapter-16gb-cl10-90-mbs-olvasasi-sebesseg-7715" xlink:type="simple">https://www.dvdolcson.eu/memoriakartya/micro-sdhcmicro-sdxc/16-gb-micro-sdhc/maxell-micro-sdhc-adapter-16gb-cl10-90-mbs-olvasasi-sebesseg-7715</text:a></text:p>
          </table:table-cell>
        </table:table-row>
        <table:table-row table:style-name="ro2">
          <table:table-cell table:style-name="ce4" office:value-type="string" calcext:value-type="string">
            <text:p>Egyéb elektronikai kellékek</text:p>
          </table:table-cell>
          <table:table-cell table:style-name="ce4"/>
          <table:table-cell table:style-name="ce12"/>
          <table:table-cell table:style-name="ce4"/>
          <table:table-cell table:style-name="ce40"/>
          <table:table-cell table:style-name="ce4"/>
          <table:table-cell table:style-name="ce9"/>
          <table:table-cell table:style-name="ce14" office:value-type="currency" office:currency="HUF" office:value="8536" calcext:value-type="currency">
            <text:p>8,536 HUF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H24]*[.I24]" office:value-type="currency" office:currency="HUF" office:value="8536" calcext:value-type="currency">
            <text:p>8,536 HUF</text:p>
          </table:table-cell>
          <table:table-cell table:style-name="ce40" table:formula="of:=[.K23]" office:value-type="percentage" office:value="0.27" calcext:value-type="percentage">
            <text:p>27%</text:p>
          </table:table-cell>
          <table:table-cell table:style-name="ce14" table:formula="of:=[.K24]*[.J24]" office:value-type="currency" office:currency="HUF" office:value="2304.72" calcext:value-type="currency">
            <text:p>2,305 HUF</text:p>
          </table:table-cell>
          <table:table-cell table:style-name="ce14" table:formula="of:=[.J24]+[.L24]" office:value-type="currency" office:currency="HUF" office:value="10840.72" calcext:value-type="currency">
            <text:p>10,841 HUF</text:p>
          </table:table-cell>
          <table:table-cell table:style-name="ce16" table:formula="of:=[.G24]+[.M24]" office:value-type="currency" office:currency="HUF" office:value="10840.72" calcext:value-type="currency">
            <text:p>10,841 HUF</text:p>
          </table:table-cell>
          <table:table-cell table:style-name="ce29" office:value-type="string" calcext:value-type="string">
            <text:p><text:a xlink:href="https://hu.rs-online.com/web/p/szambillentyuzetek-es-kiegeszito/0146660/" xlink:type="simple">https://hu.rs-online.com/web/p/szambillentyuzetek-es-kiegeszito/0146660/</text:a></text:p>
          </table:table-cell>
        </table:table-row>
        <table:table-row table:style-name="ro2">
          <table:table-cell office:value-type="string" calcext:value-type="string">
            <text:p>7 inches érintősképernyő</text:p>
          </table:table-cell>
          <table:table-cell table:style-name="ce4"/>
          <table:table-cell table:style-name="ce12"/>
          <table:table-cell table:style-name="ce4"/>
          <table:table-cell table:style-name="ce40"/>
          <table:table-cell table:style-name="ce4"/>
          <table:table-cell table:style-name="ce9"/>
          <table:table-cell table:style-name="ce14" office:value-type="currency" office:currency="HUF" office:value="13386" calcext:value-type="currency">
            <text:p>13,386 HUF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H25]*[.I25]" office:value-type="currency" office:currency="HUF" office:value="13386" calcext:value-type="currency">
            <text:p>13,386 HUF</text:p>
          </table:table-cell>
          <table:table-cell table:style-name="ce40" table:formula="of:=[.K24]" office:value-type="percentage" office:value="0.27" calcext:value-type="percentage">
            <text:p>27%</text:p>
          </table:table-cell>
          <table:table-cell table:style-name="ce14" table:formula="of:=[.K25]*[.J25]" office:value-type="currency" office:currency="HUF" office:value="3614.22" calcext:value-type="currency">
            <text:p>3,614 HUF</text:p>
          </table:table-cell>
          <table:table-cell table:style-name="ce14" table:formula="of:=[.J25]+[.L25]" office:value-type="currency" office:currency="HUF" office:value="17000.22" calcext:value-type="currency">
            <text:p>17,000 HUF</text:p>
          </table:table-cell>
          <table:table-cell table:style-name="ce16" table:formula="of:=[.G25]+[.M25]" office:value-type="currency" office:currency="HUF" office:value="17000.22" calcext:value-type="currency">
            <text:p>17,000 HUF</text:p>
          </table:table-cell>
          <table:table-cell table:style-name="ce29" office:value-type="string" calcext:value-type="string">
            <text:p><text:a xlink:href="https://www.banggood.com/Geekcreit-7-Inch-1024-x-600-HD-Capacitive-IPS-LCD-Display-Support-Raspberry-pi-or-Banana-Pi-p-1059318.html?cur_warehouse=CZ&amp;rmmds=search" xlink:type="simple">https://www.banggood.com/Geekcreit-7-Inch-1024-x-600-HD-Capacitive-IPS-LCD-Display-Support-Raspberry-pi-or-Banana-Pi-p-1059318.html?cur_warehouse=CZ&amp;rmmds=search</text:a></text:p>
          </table:table-cell>
        </table:table-row>
        <table:table-row table:style-name="ro5">
          <table:table-cell table:style-name="ce9" office:value-type="string" calcext:value-type="string">
            <text:p>Mindösszesen</text:p>
          </table:table-cell>
          <table:table-cell table:style-name="ce4"/>
          <table:table-cell table:style-name="ce13" table:formula="of:=SUM([.C14:.C25])" office:value-type="float" office:value="8" calcext:value-type="float">
            <text:p>8 óra</text:p>
          </table:table-cell>
          <table:table-cell table:style-name="ce16" table:formula="of:=SUM([.D14:.D25])" office:value-type="currency" office:currency="HUF" office:value="96000" calcext:value-type="currency">
            <text:p>96,000 HUF</text:p>
          </table:table-cell>
          <table:table-cell table:style-name="ce16"/>
          <table:table-cell table:style-name="ce16" table:formula="of:=SUM([.F14:.F25])" office:value-type="currency" office:currency="HUF" office:value="25920" calcext:value-type="currency">
            <text:p>25,920 HUF</text:p>
          </table:table-cell>
          <table:table-cell table:style-name="ce16" table:formula="of:=SUM([.G14:.G25])" office:value-type="currency" office:currency="HUF" office:value="121920" calcext:value-type="currency">
            <text:p>121,920 HUF</text:p>
          </table:table-cell>
          <table:table-cell table:style-name="ce16"/>
          <table:table-cell table:style-name="ce9"/>
          <table:table-cell table:style-name="ce16" table:formula="of:=SUM([.J14:.J25])" office:value-type="currency" office:currency="HUF" office:value="57071" calcext:value-type="currency">
            <text:p>57,071 HUF</text:p>
          </table:table-cell>
          <table:table-cell table:style-name="ce40"/>
          <table:table-cell table:style-name="ce16" table:formula="of:=SUM([.L14:.L25])" office:value-type="currency" office:currency="HUF" office:value="15409.17" calcext:value-type="currency">
            <text:p>15,409 HUF</text:p>
          </table:table-cell>
          <table:table-cell table:style-name="ce16" table:formula="of:=SUM([.M14:.M25])" office:value-type="currency" office:currency="HUF" office:value="72480.17" calcext:value-type="currency">
            <text:p>72,480 HUF</text:p>
          </table:table-cell>
          <table:table-cell table:style-name="ce25" table:formula="of:=[.G26]+[.M26]" office:value-type="currency" office:currency="HUF" office:value="194400.17" calcext:value-type="currency">
            <text:p>194,400 HUF</text:p>
          </table:table-cell>
          <table:table-cell table:style-name="ce4"/>
        </table:table-row>
        <table:table-row table:style-name="ro2">
          <table:table-cell table:number-columns-repeated="8"/>
          <table:table-cell table:style-name="ce23"/>
          <table:table-cell table:number-columns-repeated="4"/>
          <table:table-cell table:style-name="ce23"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7" office:value-type="string" calcext:value-type="string">
            <text:p>Érvényesség eddig:</text:p>
          </table:table-cell>
          <table:table-cell office:value-type="string" calcext:value-type="string">
            <text:p>2021.11.31.</text:p>
          </table:table-cell>
          <table:table-cell table:number-columns-repeated="5"/>
          <table:table-cell table:style-name="ce22"/>
          <table:table-cell table:number-columns-repeated="7"/>
        </table:table-row>
      </table:table>
      <table:table table:name="material costs" table:style-name="ta1">
        <table:table-column table:style-name="co14" table:number-columns-repeated="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Pi-shop</text:p>
          </table:table-cell>
          <table:table-cell office:value-type="float" office:value="105980" calcext:value-type="float">
            <text:p>105980</text:p>
          </table:table-cell>
        </table:table-row>
        <table:table-row table:style-name="ro2">
          <table:table-cell office:value-type="string" calcext:value-type="string">
            <text:p>Hestore</text:p>
          </table:table-cell>
          <table:table-cell office:value-type="float" office:value="23189" calcext:value-type="float">
            <text:p>23189</text:p>
          </table:table-cell>
        </table:table-row>
        <table:table-row table:style-name="ro2">
          <table:table-cell office:value-type="string" calcext:value-type="string">
            <text:p>Hestore</text:p>
          </table:table-cell>
          <table:table-cell office:value-type="float" office:value="14689" calcext:value-type="float">
            <text:p>14689</text:p>
          </table:table-cell>
        </table:table-row>
        <table:table-row table:style-name="ro2">
          <table:table-cell office:value-type="string" calcext:value-type="string">
            <text:p>Adafruit</text:p>
          </table:table-cell>
          <table:table-cell office:value-type="float" office:value="70528" calcext:value-type="float">
            <text:p>70528</text:p>
          </table:table-cell>
        </table:table-row>
        <table:table-row table:style-name="ro2">
          <table:table-cell office:value-type="string" calcext:value-type="string">
            <text:p>PCX</text:p>
          </table:table-cell>
          <table:table-cell office:value-type="float" office:value="47338" calcext:value-type="float">
            <text:p>47338</text:p>
          </table:table-cell>
        </table:table-row>
        <table:table-row table:style-name="ro2">
          <table:table-cell office:value-type="string" calcext:value-type="string">
            <text:p>doitsmart</text:p>
          </table:table-cell>
          <table:table-cell office:value-type="float" office:value="2891" calcext:value-type="float">
            <text:p>2891</text:p>
          </table:table-cell>
        </table:table-row>
        <table:table-row table:style-name="ro2">
          <table:table-cell office:value-type="string" calcext:value-type="string">
            <text:p>Rpibolt</text:p>
          </table:table-cell>
          <table:table-cell office:value-type="float" office:value="24060" calcext:value-type="float">
            <text:p>240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HUF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HUF</number:currency-symbol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>HUF</number:currency-symbol>
    </number:currency-style>
    <number:currency-style style:name="N124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>HUF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1"/>
      <number:text> óra</number:text>
    </number:number-style>
    <number:number-style style:name="N126">
      <number:number number:decimal-places="0" loext:min-decimal-places="0" number:min-integer-digits="1"/>
      <number:text> nap</number:text>
    </number:number-style>
    <number:currency-style style:name="N12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de" number:country="AT">€</number:currency-symbol>
      <number:text> </number:text>
      <number:number number:decimal-places="0" loext:min-decimal-places="0" number:min-integer-digits="1" number:grouping="true"/>
    </number:currency-style>
    <number:currency-style style:name="N130" number:title="User-defined">
      <style:text-properties fo:color="#ff0000"/>
      <number:text>-</number:text>
      <number:currency-symbol number:language="de" number:country="AT">€</number:currency-symbol>
      <number:text> </number:text>
      <number:number number:decimal-places="0" loext:min-decimal-places="0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3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32P0"/>
    </number:currency-style>
    <number:currency-style style:name="N134P0" style:volatile="true">
      <number:number number:decimal-places="0" loext:min-decimal-places="0" number:min-integer-digits="1" number:grouping="true"/>
      <number:text> </number:text>
      <number:currency-symbol>EUR</number:currency-symbol>
    </number:currency-style>
    <number:currency-style style:name="N134">
      <number:text>-</number:text>
      <number:number number:decimal-places="0" loext:min-decimal-places="0" number:min-integer-digits="1" number:grouping="true"/>
      <number:text> </number:text>
      <number:currency-symbol>EUR</number:currency-symbol>
      <style:map style:condition="value()&gt;=0" style:apply-style-name="N13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02in" fo:page-height="8.2701in" style:num-format="1" style:print-orientation="landscape" style:scale-to="56%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/00/0000</text:date>, <text:time style:data-style-name="N2" text:time-value="10:40:38.214459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stván Szalontai</meta:initial-creator>
    <meta:creation-date>2021-03-22T08:04:19.118704762</meta:creation-date>
    <dc:date>2021-10-22T12:09:08.483225070</dc:date>
    <dc:creator>István Szalontai</dc:creator>
    <meta:editing-duration>PT17H30M14S</meta:editing-duration>
    <meta:editing-cycles>23</meta:editing-cycles>
    <meta:generator>LibreOffice/6.4.7.2$Linux_X86_64 LibreOffice_project/40$Build-2</meta:generator>
    <meta:document-statistic meta:table-count="2" meta:cell-count="150" meta:object-count="0"/>
  </office:meta>
</office:document-meta>
</file>